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e02" officeooo:paragraph-rsid="000d2e02"/>
    </style:style>
    <style:style style:name="P2" style:family="paragraph" style:parent-style-name="Standard">
      <style:text-properties officeooo:rsid="000e52ba" officeooo:paragraph-rsid="000e52ba"/>
    </style:style>
    <style:style style:name="P3" style:family="paragraph" style:parent-style-name="Standard">
      <style:text-properties officeooo:paragraph-rsid="000e52ba"/>
    </style:style>
    <style:style style:name="T1" style:family="text">
      <style:text-properties officeooo:rsid="000e5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P1">a)</text:p>
      <text:p text:style-name="P1">Dependendo de B, o curcuito multiplica A por uma constante que pode ir de 0 a 15</text:p>
      <text:p text:style-name="P1">a latencia maxima são 4 ciclos de relógio, visto que o resuldado parcial tem de passar pleo registo y0, y1, y2, e ainda pelo registo de saída C.</text:p>
      <text:p text:style-name="P1"/>
      <text:p text:style-name="P1">b)</text:p>
      <text:p text:style-name="P1"/>
      <text:p text:style-name="P1"/>
      <text:p text:style-name="P1"/>
      <text:p text:style-name="P1"/>
      <text:p text:style-name="P1"/>
      <text:p text:style-name="P1">c)</text:p>
      <text:p text:style-name="P1">O circuito suporta pipeline, como que as somas e shifts acontecem sempre entre 2 registos, o caminho critico é entre esses registos. Assim, o datapath já esta em pipeline, apenas e necesssario que entre no circuito um A e um B por ciclo. Para o calculo de um resultado são necessarios 4 ciclos, mas a partir do primiero resultado é calculado um resultado novo por ciclo, isto é, troughput =1 <text:s/></text:p>
      <text:p text:style-name="P1"/>
      <text:p text:style-name="P1"/>
      <text:p text:style-name="P2">d)</text:p>
      <text:p text:style-name="P3"><text:span text:style-name="T1"><text:s/>A versão puramente ombinatória do circuito requere menos área, isto porque não são necessários registos para guardar valores intermedios. O delay do circuito itambém iria ser menor do que o do circuito original, visto que iri ser apenas o delay de um somador de 4 bits e de um somador de 5 bits, visto que as duas somas de 4 bits poderiam estar a ser feitas em simultâneo. No circuito original são feitas 4 somas em serie até se chegar a um resultado. No entante no curcuito original é possível obter um troughput =1.</text:span></text:p>
      <text:p text:style-name="P3"/>
      <text:p text:style-name="P3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20:53:41.859727324</meta:creation-date>
    <dc:date>2019-11-12T21:13:49.945585942</dc:date>
    <meta:editing-duration>PT9M58S</meta:editing-duration>
    <meta:editing-cycles>1</meta:editing-cycles>
    <meta:document-statistic meta:table-count="0" meta:image-count="0" meta:object-count="0" meta:page-count="1" meta:paragraph-count="10" meta:word-count="214" meta:character-count="1146" meta:non-whitespace-character-count="937"/>
    <meta:generator>LibreOffice/6.3.2.2$Linux_X86_64 LibreOffice_project/30$Build-2</meta:generator>
  </office:meta>
</office:document-meta>
</file>